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25-02-0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24-02-06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23-02-07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22-02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21-02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20-02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9-02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8-02-06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7-02-0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6-02-17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5-02-03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4-02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3-02-2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2-02-1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1-02-23 0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10-03-04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9-02-28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8-02-2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7-02-2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6-03-0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5-02-2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4-02-2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3-02-2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2-02-2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1-02-22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2000-02-2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9-02-2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8-02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7-03-0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6-02-2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5-02-2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4-06-2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4-03-03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3-02-1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2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1-02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0-02-2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90-02-2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9-02-23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8-02-19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7-09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7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6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5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5-02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4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4-06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4-0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3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80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9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9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8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8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8-0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7-1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7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7-05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7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6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6-05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6-02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5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5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5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5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4-1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4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4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4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3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3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3-05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3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2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2-04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2-01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1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1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0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0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7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9-11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9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9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8-1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8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7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7-08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7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7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6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6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6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5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5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5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5-02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4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4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3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3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3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3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2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2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2-04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1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1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1-05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0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60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58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R0000492</text:p>
          </table:table-cell>
          <table:table-cell office:value-type="string" calcext:value-type="string">
            <text:p>1958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